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46.11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Coin_20_de_20_la_20_table_20_dynamique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Champ_20_de_20_la_20_table_20_dynamique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Titre_20_de_20_la_20_table_20_dynamiqu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Champ_20_de_20_la_20_table_20_dynamique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Catégorie_20_de_20_la_20_table_20_dynamiq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Valeur_20_de_20_la_20_table_20_dynamiq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Valeur_20_de_20_la_20_table_20_dynamiq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Valeur_20_de_20_la_20_table_20_dynamiq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Résultat_20_de_20_la_20_table_20_dynamique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Coin_20_de_20_la_20_table_20_dynamique">
      <style:table-cell-properties fo:border-bottom="0.99pt solid #000000" fo:border-left="none" fo:border-right="none" fo:border-top="2.01pt solid #000000"/>
    </style:style>
    <style:style style:name="ce16" style:family="table-cell" style:parent-style-name="Catégorie_20_de_20_la_20_table_20_dynamiq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Valeur_20_de_20_la_20_table_20_dynamiq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Valeur_20_de_20_la_20_table_20_dynamique" style:data-style-name="N0"/>
    <style:style style:name="ce19" style:family="table-cell" style:parent-style-name="Valeur_20_de_20_la_20_table_20_dynamiq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Résultat_20_de_20_la_20_table_20_dynamique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Coin_20_de_20_la_20_table_20_dynamique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Catégorie_20_de_20_la_20_table_20_dynamiq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Valeur_20_de_20_la_20_table_20_dynamique" style:data-style-name="N0">
      <style:table-cell-properties fo:border-bottom="none" fo:border-left="none" fo:border-right="2.01pt solid #000000" fo:border-top="0.99pt solid #000000"/>
    </style:style>
    <style:style style:name="ce24" style:family="table-cell" style:parent-style-name="Valeur_20_de_20_la_20_table_20_dynamique" style:data-style-name="N0">
      <style:table-cell-properties fo:border-bottom="none" fo:border-left="none" fo:border-right="2.01pt solid #000000" fo:border-top="none"/>
    </style:style>
    <style:style style:name="ce25" style:family="table-cell" style:parent-style-name="Valeur_20_de_20_la_20_table_20_dynamiq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Résultat_20_de_20_la_20_table_20_dynamique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76.34mm" svg:height="104.13mm" svg:x="206.78mm" svg:y="103.59m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nventaire de voitures</text:p>
          </table:table-cell>
          <table:table-cell table:number-columns-repeated="5"/>
          <table:table-cell table:style-name="Accent" office:value-type="string" calcext:value-type="string">
            <text:p>Table dynamique</text:p>
          </table:table-cell>
          <table:table-cell table:number-columns-repeated="3"/>
        </table:table-row>
        <table:table-row table:style-name="ro1">
          <table:table-cell table:style-name="Accent" office:value-type="string" calcext:value-type="string">
            <text:p>Branche</text:p>
          </table:table-cell>
          <table:table-cell table:style-name="Accent" office:value-type="string" calcext:value-type="string">
            <text:p>Modèle de voiture</text:p>
          </table:table-cell>
          <table:table-cell table:style-name="Accent" office:value-type="string" calcext:value-type="string">
            <text:p>Salle d'exposition</text:p>
          </table:table-cell>
          <table:table-cell table:style-name="Accent" office:value-type="string" calcext:value-type="string">
            <text:p>Utilisation</text:p>
          </table:table-cell>
          <table:table-cell table:style-name="Accent" office:value-type="string" calcext:value-type="string">
            <text:p>Atelier de répa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style-name="Champ_20_de_20_la_20_table_20_dynamique" office:value-type="string" calcext:value-type="string">
            <text:p>Branche</text:p>
          </table:table-cell>
          <table:table-cell table:style-name="ce8" office:value-type="string" calcext:value-type="string">
            <text:p>- tout 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/>
          <table:table-cell table:style-name="ce9" office:value-type="string" calcext:value-type="string">
            <text:p>Données</text:p>
          </table:table-cell>
          <table:table-cell table:style-name="ce15"/>
          <table:table-cell table:style-name="ce21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Modèle de voiture</text:p>
          </table:table-cell>
          <table:table-cell table:style-name="ce10" office:value-type="string" calcext:value-type="string">
            <text:p>Somme - Salle d'exposition</text:p>
          </table:table-cell>
          <table:table-cell table:style-name="ce16" office:value-type="string" calcext:value-type="string">
            <text:p>Somme - Utilisation</text:p>
          </table:table-cell>
          <table:table-cell table:style-name="ce22" office:value-type="string" calcext:value-type="string">
            <text:p>Somme - Atelier de réparation</text:p>
          </table:table-cell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Modèle 01</text:p>
          </table:table-cell>
          <table:table-cell table:style-name="ce11" office:value-type="float" office:value="52" calcext:value-type="float">
            <text:p>52</text:p>
          </table:table-cell>
          <table:table-cell table:style-name="ce17" office:value-type="float" office:value="36" calcext:value-type="float">
            <text:p>36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" office:value-type="string" calcext:value-type="string">
            <text:p>Modèle 02</text:p>
          </table:table-cell>
          <table:table-cell table:style-name="ce12" office:value-type="float" office:value="60" calcext:value-type="float">
            <text:p>60</text:p>
          </table:table-cell>
          <table:table-cell table:style-name="ce18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Modèle 03</text:p>
          </table:table-cell>
          <table:table-cell table:style-name="ce12" office:value-type="float" office:value="21" calcext:value-type="float">
            <text:p>21</text:p>
          </table:table-cell>
          <table:table-cell table:style-name="ce18" office:value-type="float" office:value="47" calcext:value-type="float">
            <text:p>47</text:p>
          </table:table-cell>
          <table:table-cell table:style-name="ce24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Modèle 04</text:p>
          </table:table-cell>
          <table:table-cell table:style-name="ce12" office:value-type="float" office:value="55" calcext:value-type="float">
            <text:p>55</text:p>
          </table:table-cell>
          <table:table-cell table:style-name="ce18" office:value-type="float" office:value="34" calcext:value-type="float">
            <text:p>34</text:p>
          </table:table-cell>
          <table:table-cell table:style-name="ce24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Modèle 05</text:p>
          </table:table-cell>
          <table:table-cell table:style-name="ce12" office:value-type="float" office:value="38" calcext:value-type="float">
            <text:p>38</text:p>
          </table:table-cell>
          <table:table-cell table:style-name="ce18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Modèle 06</text:p>
          </table:table-cell>
          <table:table-cell table:style-name="ce12" office:value-type="float" office:value="36" calcext:value-type="float">
            <text:p>36</text:p>
          </table:table-cell>
          <table:table-cell table:style-name="ce18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odèle 07</text:p>
          </table:table-cell>
          <table:table-cell table:style-name="ce13" office:value-type="float" office:value="29" calcext:value-type="float">
            <text:p>29</text:p>
          </table:table-cell>
          <table:table-cell table:style-name="ce19" office:value-type="float" office:value="55" calcext:value-type="float">
            <text:p>55</text:p>
          </table:table-cell>
          <table:table-cell table:style-name="ce25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Total Résultat</text:p>
          </table:table-cell>
          <table:table-cell table:style-name="ce14" office:value-type="float" office:value="291" calcext:value-type="float">
            <text:p>291</text:p>
          </table:table-cell>
          <table:table-cell table:style-name="ce20" office:value-type="float" office:value="304" calcext:value-type="float">
            <text:p>304</text:p>
          </table:table-cell>
          <table:table-cell table:style-name="ce26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Accent" office:value-type="string" calcext:value-type="string">
            <text:p>Graphique dynam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BB</text:p>
          </table:table-cell>
          <table:table-cell office:value-type="string" calcext:value-type="string">
            <text:p>Modèle 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CC</text:p>
          </table:table-cell>
          <table:table-cell office:value-type="string" calcext:value-type="string">
            <text:p>Modèle 0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e AA</text:p>
          </table:table-cell>
          <table:table-cell office:value-type="string" calcext:value-type="string">
            <text:p>Modèle 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Styles de la Table dynamique</text:p>
          </table:table-cell>
          <table:table-cell table:number-columns-repeated="9"/>
        </table:table-row>
        <table:table-row table:style-name="ro1">
          <table:table-cell table:style-name="Catégorie_20_de_20_la_20_table_20_dynamique" office:value-type="string" calcext:value-type="string">
            <text:p>Catégorie</text:p>
          </table:table-cell>
          <table:table-cell table:number-columns-repeated="9"/>
        </table:table-row>
        <table:table-row table:style-name="ro1">
          <table:table-cell table:style-name="Coin_20_de_20_la_20_table_20_dynamique" office:value-type="string" calcext:value-type="string">
            <text:p>Coin</text:p>
          </table:table-cell>
          <table:table-cell table:number-columns-repeated="9"/>
        </table:table-row>
        <table:table-row table:style-name="ro1">
          <table:table-cell table:style-name="Champ_20_de_20_la_20_table_20_dynamique" office:value-type="string" calcext:value-type="string">
            <text:p>Champ</text:p>
          </table:table-cell>
          <table:table-cell table:number-columns-repeated="9"/>
        </table:table-row>
        <table:table-row table:style-name="ro1">
          <table:table-cell table:style-name="Résultat_20_de_20_la_20_table_20_dynamique" office:value-type="string" calcext:value-type="string">
            <text:p>Résultat</text:p>
          </table:table-cell>
          <table:table-cell table:number-columns-repeated="9"/>
        </table:table-row>
        <table:table-row table:style-name="ro1">
          <table:table-cell table:style-name="Valeur_20_de_20_la_20_table_20_dynamique" office:value-type="string" calcext:value-type="string">
            <text:p>Valeur</text:p>
          </table:table-cell>
          <table:table-cell table:number-columns-repeated="9"/>
        </table:table-row>
        <table:table-row table:style-name="ro1">
          <table:table-cell table:style-name="Titre_20_de_20_la_20_table_20_dynamique" office:value-type="string" calcext:value-type="string">
            <text:p>Titre</text:p>
          </table:table-cell>
          <table:table-cell table:number-columns-repeated="9"/>
        </table:table-row>
      </table:table>
      <table:named-expressions/>
      <table:data-pilot-tables>
        <table:data-pilot-table table:name="DataPilot1" table:application-data="" table:target-range-address="Feuille1.G7:Feuille1.J18" table:buttons="Feuille1.G7 Feuille1.G10 Feuille1.H9" table:show-filter-button="false" table:drill-down-on-double-click="false">
          <table:source-cell-range table:cell-range-address="Feuille1.A2:Feuille1.E30"/>
          <table:data-pilot-field table:source-field-name="Branche" table:orientation="page" table:used-hierarchy="0" table:function="auto" loext:ignore-selected-page="true" table:selected-page="Ville AA">
            <table:data-pilot-level table:show-empty="false" calcext:repeat-item-labels="false">
              <table:data-pilot-members>
                <table:data-pilot-member table:name="Ville AA" table:display="true" table:show-details="true"/>
                <table:data-pilot-member table:name="Ville BB" table:display="true" table:show-details="true"/>
                <table:data-pilot-member table:name="Ville 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dèle de voiture" table:orientation="row" table:used-hierarchy="0" table:function="auto">
            <table:data-pilot-level table:show-empty="false" calcext:repeat-item-labels="false">
              <table:data-pilot-members>
                <table:data-pilot-member table:name="Modèle 01" table:display="true" table:show-details="true"/>
                <table:data-pilot-member table:name="Modèle 02" table:display="true" table:show-details="true"/>
                <table:data-pilot-member table:name="Modèle 03" table:display="true" table:show-details="true"/>
                <table:data-pilot-member table:name="Modèle 04" table:display="true" table:show-details="true"/>
                <table:data-pilot-member table:name="Modèle 05" table:display="true" table:show-details="true"/>
                <table:data-pilot-member table:name="Modèle 06" table:display="true" table:show-details="true"/>
                <table:data-pilot-member table:name="Modèle 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le d'expositi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tilisati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7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telier de réparati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hamp_20_de_20_la_20_table_20_dynamique" style:display-name="Champ de la table dynamique" style:family="table-cell" style:parent-style-name="Default">
      <style:table-cell-properties fo:background-color="#faa61a"/>
    </style:style>
    <style:style style:name="Coin_20_de_20_la_20_table_20_dynamique" style:display-name="Coin de la table dynamique" style:family="table-cell" style:parent-style-name="Default">
      <style:table-cell-properties fo:background-color="#e0efd4"/>
    </style:style>
    <style:style style:name="Valeur_20_de_20_la_20_table_20_dynamique" style:display-name="Valeur de la table dynamique" style:family="table-cell" style:parent-style-name="Default">
      <style:table-cell-properties fo:background-color="#fff200"/>
    </style:style>
    <style:style style:name="Catégorie_20_de_20_la_20_table_20_dynamique" style:display-name="Catégorie de la table dynamique" style:family="table-cell" style:parent-style-name="Default">
      <style:table-cell-properties fo:background-color="#fffbcc" style:text-align-source="fix" style:repeat-content="false"/>
      <style:paragraph-properties fo:text-align="start"/>
    </style:style>
    <style:style style:name="Titre_20_de_20_la_20_table_20_dynamique" style:display-name="Titre de la table dynamique" style:family="table-cell" style:parent-style-name="Default">
      <style:table-cell-properties fo:background-color="#fcd4d1" style:text-align-source="fix" style:repeat-content="false"/>
      <style:paragraph-properties fo:text-align="start"/>
      <style:text-properties fo:font-weight="bold"/>
    </style:style>
    <style:style style:name="Résultat_20_de_20_la_20_table_20_dynamique" style:display-name="Résultat de la table dynamique" style:family="table-cell" style:parent-style-name="Default">
      <style:table-cell-properties fo:background-color="#adc5e7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19:28:57.615147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Yves SAMYN</meta:initial-creator>
    <meta:creation-date>2018-05-19T13:47:24.352000000</meta:creation-date>
    <dc:date>2018-05-19T14:12:18.710000000</dc:date>
    <dc:creator>Pierre-Yves SAMYN</dc:creator>
    <meta:editing-duration>PT24M50S</meta:editing-duration>
    <meta:editing-cycles>8</meta:editing-cycles>
    <meta:generator>LibreOffice/6.0.4.2$Linux_X86_64 LibreOffice_project/9b0d9b32d5dcda91d2f1a96dc04c645c450872bf</meta:generator>
    <meta:document-statistic meta:table-count="1" meta:cell-count="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6f9d4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35cm" svg:height="10.414cm" xlink:href=".." xlink:type="simple" loext:data-pilot-source="DataPilot1" chart:class="chart:bar" chart:style-name="ch1">
        <chart:title svg:x="6.472cm" svg:y="1.244cm" chart:style-name="ch2">
          <text:p>Inventaires de voitures</text:p>
        </chart:title>
        <chart:subtitle svg:x="7.371cm" svg:y="2.231cm" chart:style-name="ch3">
          <text:p>Décembre 2017</text:p>
        </chart:subtitle>
        <chart:legend chart:legend-position="end" svg:x="12.594cm" svg:y="3.413cm" style:legend-expansion="high" chart:style-name="ch4"/>
        <chart:plot-area chart:style-name="ch5" table:cell-range-address="PivotChart" chart:data-source-has-labels="column" svg:x="1.363cm" svg:y="3.122cm" svg:width="10.879cm" svg:height="6.184cm">
          <chartooo:coordinate-region svg:x="1.984cm" svg:y="3.122cm" svg:width="10.258cm" svg:height="4.331cm"/>
          <chart:axis chart:dimension="x" chart:name="primary-x" chart:style-name="ch6" chartooo:axis-type="auto">
            <chartooo:date-scale/>
            <chart:categories table:cell-range-address="PT@categories"/>
          </chart:axis>
          <chart:axis chart:dimension="y" chart:name="primary-y" chart:style-name="ch7">
            <chart:title svg:x="0.451cm" svg:y="6.853cm" chart:style-name="ch8">
              <text:p>Nombre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7"/>
          </chart:series>
          <chart:series chart:style-name="ch11" chart:values-cell-range-address="PT@data 1" chart:label-cell-address="PT@label 1" chart:class="chart:bar">
            <chart:data-point chart:repeated="7"/>
          </chart:series>
          <chart:series chart:style-name="ch12" chart:values-cell-range-address="PT@data 2" chart:label-cell-address="PT@label 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- Salle d'exposition</text:p>
                <draw:g>
                  <svg:desc>PT@label 0</svg:desc>
                </draw:g>
              </table:table-cell>
              <table:table-cell office:value-type="string">
                <text:p>Soma - Utilisation</text:p>
                <draw:g>
                  <svg:desc>PT@label 1</svg:desc>
                </draw:g>
              </table:table-cell>
              <table:table-cell office:value-type="string">
                <text:p>Soma - Atelier de réparation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dèle 01</text:p>
                <draw:g>
                  <svg:desc>PT@categories</svg:desc>
                </draw:g>
              </table:table-cell>
              <table:table-cell office:value-type="float" office:value="52">
                <text:p>52</text:p>
                <draw:g>
                  <svg:desc>PT@data 0</svg:desc>
                </draw:g>
              </table:table-cell>
              <table:table-cell office:value-type="float" office:value="36">
                <text:p>36</text:p>
                <draw:g>
                  <svg:desc>PT@data 1</svg:desc>
                </draw:g>
              </table:table-cell>
              <table:table-cell office:value-type="float" office:value="18">
                <text:p>18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Modèle 02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Modèle 03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odèle 04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odèle 05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dèle 06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odèle 07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